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368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972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9425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083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2268in" svg:height="0.3083in" draw:transform="rotate (1.5707963267949) translate (1.88228346456693in 10.0582677165354in)">
            <draw:text-box>
              <text:p><text:span text:style-name="T1">9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2" svg:width="0.3614in" svg:height="0.3165in" draw:transform="rotate (1.5707963267949) translate (8.2507874015748in 9.97125984251968in)">
            <draw:text-box>
              <text:p><text:span text:style-name="T1">15</text:span></text:p>
            </draw:text-box>
          </draw:frame>
          <draw:frame draw:z-index="5" draw:style-name="gr4" draw:text-style-name="P2" svg:width="0.3614in" svg:height="0.3165in" draw:transform="rotate (1.5707963267949) translate (8.60157480314961in 9.9511811023622in)">
            <draw:text-box>
              <text:p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number-columns-repeated="25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22527.859093309" calcext:value-type="float">
            <text:p>122527.859093309</text:p>
          </table:table-cell>
          <table:table-cell table:style-name="ce19" office:value-type="float" office:value="6290.35582656011" calcext:value-type="float">
            <text:p>6290.35582656011</text:p>
          </table:table-cell>
          <table:table-cell table:style-name="ce19" office:value-type="float" office:value="6753.34509089076" calcext:value-type="float">
            <text:p>6753.34509089076</text:p>
          </table:table-cell>
          <table:table-cell table:style-name="ce19" office:value-type="float" office:value="16084.461275953" calcext:value-type="float">
            <text:p>16084.461275953</text:p>
          </table:table-cell>
          <table:table-cell table:style-name="ce19" office:value-type="float" office:value="665.185957401641" calcext:value-type="float">
            <text:p>665.185957401641</text:p>
          </table:table-cell>
          <table:table-cell table:style-name="ce19" office:value-type="float" office:value="7155" calcext:value-type="float">
            <text:p>7155</text:p>
          </table:table-cell>
          <table:table-cell table:style-name="ce19" office:value-type="float" office:value="71496.4462589178" calcext:value-type="float">
            <text:p>71496.4462589178</text:p>
          </table:table-cell>
          <table:table-cell table:style-name="ce19" office:value-type="float" office:value="21630.3357524438" calcext:value-type="float">
            <text:p>21630.3357524438</text:p>
          </table:table-cell>
          <table:table-cell table:style-name="ce19" office:value-type="float" office:value="27299.2361758235" calcext:value-type="float">
            <text:p>27299.2361758235</text:p>
          </table:table-cell>
          <table:table-cell table:style-name="ce19" office:value-type="float" office:value="22690.9705308375" calcext:value-type="float">
            <text:p>22690.9705308375</text:p>
          </table:table-cell>
          <table:table-cell table:style-name="ce19" office:value-type="float" office:value="26702.6255271639" calcext:value-type="float">
            <text:p>26702.6255271639</text:p>
          </table:table-cell>
          <table:table-cell table:style-name="ce19" office:value-type="float" office:value="20926.3524874931" calcext:value-type="float">
            <text:p>20926.3524874931</text:p>
          </table:table-cell>
          <table:table-cell table:style-name="ce19" office:value-type="float" office:value="21684.3979839534" calcext:value-type="float">
            <text:p>21684.3979839534</text:p>
          </table:table-cell>
          <table:table-cell table:style-name="ce19"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table:style-name="ce19" office:value-type="float" office:value="45072.168108085" calcext:value-type="float">
            <text:p>45072.168108085</text:p>
          </table:table-cell>
          <table:table-cell table:style-name="ce19" office:value-type="float" office:value="59936.5348678197" calcext:value-type="float">
            <text:p>59936.5348678197</text:p>
          </table:table-cell>
          <table:table-cell table:style-name="ce19" office:value-type="float" office:value="101820.559181615" calcext:value-type="float">
            <text:p>101820.559181615</text:p>
          </table:table-cell>
          <table:table-cell table:style-name="ce19" office:value-type="float" office:value="59334.5004365251" calcext:value-type="float">
            <text:p>59334.5004365251</text:p>
          </table:table-cell>
          <table:table-cell table:style-name="ce19" office:value-type="float" office:value="73840.6639992032" calcext:value-type="float">
            <text:p>73840.6639992032</text:p>
          </table:table-cell>
          <table:table-cell table:style-name="ce19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table:style-name="ce19" office:value-type="float" office:value="21683" calcext:value-type="float">
            <text:p>21683</text:p>
          </table:table-cell>
          <table:table-cell table:style-name="ce19" office:value-type="float" office:value="44426.5104279153" calcext:value-type="float">
            <text:p>44426.5104279153</text:p>
          </table:table-cell>
          <table:table-cell table:style-name="ce131" table:number-columns-repeated="1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8"/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3"/>
          <table:covered-table-cell table:number-columns-repeated="2" table:style-name="ce30"/>
          <table:covered-table-cell table:number-columns-repeated="5" table:style-name="ce3"/>
          <table:table-cell table:style-name="ce61" table:number-columns-repeated="29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number-columns-repeated="2"/>
          <table:table-cell office:value-type="float" office:value="120947.552156869" calcext:value-type="float">
            <text:p>120947.552156869</text:p>
          </table:table-cell>
          <table:table-cell office:value-type="float" office:value="6420.62192620193" calcext:value-type="float">
            <text:p>6420.62192620193</text:p>
          </table:table-cell>
          <table:table-cell office:value-type="float" office:value="6737.68124068012" calcext:value-type="float">
            <text:p>6737.68124068012</text:p>
          </table:table-cell>
          <table:table-cell office:value-type="float" office:value="16239.6917092891" calcext:value-type="float">
            <text:p>16239.6917092891</text:p>
          </table:table-cell>
          <table:table-cell table:style-name="Default" office:value-type="float" office:value="681.005375597247" calcext:value-type="float">
            <text:p>681.005375597247</text:p>
          </table:table-cell>
          <table:table-cell table:style-name="Default" office:value-type="float" office:value="7299.66666666667" calcext:value-type="float">
            <text:p>7299.66666666667</text:p>
          </table:table-cell>
          <table:table-cell office:value-type="float" office:value="73751.9299175461" calcext:value-type="float">
            <text:p>73751.9299175461</text:p>
          </table:table-cell>
          <table:table-cell office:value-type="float" office:value="22017.6212032046" calcext:value-type="float">
            <text:p>22017.6212032046</text:p>
          </table:table-cell>
          <table:table-cell office:value-type="float" office:value="28688.9552399162" calcext:value-type="float">
            <text:p>28688.9552399162</text:p>
          </table:table-cell>
          <table:table-cell office:value-type="float" office:value="22447.3979647117" calcext:value-type="float">
            <text:p>22447.3979647117</text:p>
          </table:table-cell>
          <table:table-cell office:value-type="float" office:value="27892.6575179223" calcext:value-type="float">
            <text:p>27892.6575179223</text:p>
          </table:table-cell>
          <table:table-cell office:value-type="float" office:value="21342.6620070118" calcext:value-type="float">
            <text:p>21342.6620070118</text:p>
          </table:table-cell>
          <table:table-cell office:value-type="float" office:value="21927.8662217185" calcext:value-type="float">
            <text:p>21927.8662217185</text:p>
          </table:table-cell>
          <table:table-cell office:value-type="float" office:value="22796.8450229695" calcext:value-type="float">
            <text:p>22796.8450229695</text:p>
          </table:table-cell>
          <table:table-cell office:value-type="float" office:value="14725.081073288" calcext:value-type="float">
            <text:p>14725.081073288</text:p>
          </table:table-cell>
          <table:table-cell office:value-type="float" office:value="45536.3104583284" calcext:value-type="float">
            <text:p>45536.3104583284</text:p>
          </table:table-cell>
          <table:table-cell office:value-type="float" office:value="60245.1637068405" calcext:value-type="float">
            <text:p>60245.1637068405</text:p>
          </table:table-cell>
          <table:table-cell office:value-type="float" office:value="105372.693688951" calcext:value-type="float">
            <text:p>105372.693688951</text:p>
          </table:table-cell>
          <table:table-cell office:value-type="float" office:value="58810.7851880506" calcext:value-type="float">
            <text:p>58810.7851880506</text:p>
          </table:table-cell>
          <table:table-cell office:value-type="float" office:value="74913.1187555636" calcext:value-type="float">
            <text:p>74913.1187555636</text:p>
          </table:table-cell>
          <table:table-cell office:value-type="float" office:value="2456.28615654125" calcext:value-type="float">
            <text:p>2456.28615654125</text:p>
          </table:table-cell>
          <table:table-cell office:value-type="float" office:value="8422.96740873937" calcext:value-type="float">
            <text:p>8422.96740873937</text:p>
          </table:table-cell>
          <table:table-cell office:value-type="float" office:value="21592" calcext:value-type="float">
            <text:p>21592</text:p>
          </table:table-cell>
          <table:table-cell office:value-type="float" office:value="44254.0235409328" calcext:value-type="float">
            <text:p>44254.0235409328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number-columns-repeated="2"/>
          <table:table-cell office:value-type="float" office:value="121672.658742909" calcext:value-type="float">
            <text:p>121672.658742909</text:p>
          </table:table-cell>
          <table:table-cell office:value-type="float" office:value="6354.84629315319" calcext:value-type="float">
            <text:p>6354.84629315319</text:p>
          </table:table-cell>
          <table:table-cell office:value-type="float" office:value="6708.44542443196" calcext:value-type="float">
            <text:p>6708.44542443196</text:p>
          </table:table-cell>
          <table:table-cell office:value-type="float" office:value="15974.214411186" calcext:value-type="float">
            <text:p>15974.214411186</text:p>
          </table:table-cell>
          <table:table-cell table:style-name="Default" office:value-type="float" office:value="657.888078453109" calcext:value-type="float">
            <text:p>657.888078453109</text:p>
          </table:table-cell>
          <table:table-cell table:style-name="Default" office:value-type="float" office:value="7236.66666666667" calcext:value-type="float">
            <text:p>7236.66666666667</text:p>
          </table:table-cell>
          <table:table-cell office:value-type="float" office:value="73690.5140263005" calcext:value-type="float">
            <text:p>73690.5140263005</text:p>
          </table:table-cell>
          <table:table-cell office:value-type="float" office:value="22111.9056268714" calcext:value-type="float">
            <text:p>22111.9056268714</text:p>
          </table:table-cell>
          <table:table-cell office:value-type="float" office:value="27349.8996287224" calcext:value-type="float">
            <text:p>27349.8996287224</text:p>
          </table:table-cell>
          <table:table-cell office:value-type="float" office:value="22437.5093623123" calcext:value-type="float">
            <text:p>22437.5093623123</text:p>
          </table:table-cell>
          <table:table-cell office:value-type="float" office:value="27035.2894626664" calcext:value-type="float">
            <text:p>27035.2894626664</text:p>
          </table:table-cell>
          <table:table-cell office:value-type="float" office:value="21068.2025845636" calcext:value-type="float">
            <text:p>21068.2025845636</text:p>
          </table:table-cell>
          <table:table-cell office:value-type="float" office:value="22294.4101397996" calcext:value-type="float">
            <text:p>22294.4101397996</text:p>
          </table:table-cell>
          <table:table-cell office:value-type="float" office:value="22589.8625271" calcext:value-type="float">
            <text:p>22589.8625271</text:p>
          </table:table-cell>
          <table:table-cell office:value-type="float" office:value="14650.7666043412" calcext:value-type="float">
            <text:p>14650.7666043412</text:p>
          </table:table-cell>
          <table:table-cell office:value-type="float" office:value="44570.6629216369" calcext:value-type="float">
            <text:p>44570.6629216369</text:p>
          </table:table-cell>
          <table:table-cell office:value-type="float" office:value="59718.4439395461" calcext:value-type="float">
            <text:p>59718.4439395461</text:p>
          </table:table-cell>
          <table:table-cell office:value-type="float" office:value="101686.749604411" calcext:value-type="float">
            <text:p>101686.749604411</text:p>
          </table:table-cell>
          <table:table-cell office:value-type="float" office:value="59180.8963716822" calcext:value-type="float">
            <text:p>59180.8963716822</text:p>
          </table:table-cell>
          <table:table-cell office:value-type="float" office:value="74389.7308766954" calcext:value-type="float">
            <text:p>74389.7308766954</text:p>
          </table:table-cell>
          <table:table-cell office:value-type="float" office:value="2483.14541061249" calcext:value-type="float">
            <text:p>2483.14541061249</text:p>
          </table:table-cell>
          <table:table-cell office:value-type="float" office:value="8361.76083701476" calcext:value-type="float">
            <text:p>8361.76083701476</text:p>
          </table:table-cell>
          <table:table-cell office:value-type="float" office:value="21626" calcext:value-type="float">
            <text:p>21626</text:p>
          </table:table-cell>
          <table:table-cell office:value-type="float" office:value="45153.8570164604" calcext:value-type="float">
            <text:p>45153.8570164604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number-columns-repeated="2"/>
          <table:table-cell office:value-type="float" office:value="122985.864165896" calcext:value-type="float">
            <text:p>122985.864165896</text:p>
          </table:table-cell>
          <table:table-cell office:value-type="float" office:value="6290.94587032095" calcext:value-type="float">
            <text:p>6290.94587032095</text:p>
          </table:table-cell>
          <table:table-cell office:value-type="float" office:value="6790.75013991872" calcext:value-type="float">
            <text:p>6790.75013991872</text:p>
          </table:table-cell>
          <table:table-cell office:value-type="float" office:value="16128.9562323703" calcext:value-type="float">
            <text:p>16128.9562323703</text:p>
          </table:table-cell>
          <table:table-cell table:style-name="Default" office:value-type="float" office:value="662.644005203225" calcext:value-type="float">
            <text:p>662.644005203225</text:p>
          </table:table-cell>
          <table:table-cell table:style-name="Default" office:value-type="float" office:value="7135.66666666667" calcext:value-type="float">
            <text:p>7135.66666666667</text:p>
          </table:table-cell>
          <table:table-cell office:value-type="float" office:value="71943.4676397867" calcext:value-type="float">
            <text:p>71943.4676397867</text:p>
          </table:table-cell>
          <table:table-cell office:value-type="float" office:value="21905.6106890219" calcext:value-type="float">
            <text:p>21905.6106890219</text:p>
          </table:table-cell>
          <table:table-cell office:value-type="float" office:value="27822.6970308003" calcext:value-type="float">
            <text:p>27822.6970308003</text:p>
          </table:table-cell>
          <table:table-cell office:value-type="float" office:value="22703.7841706841" calcext:value-type="float">
            <text:p>22703.7841706841</text:p>
          </table:table-cell>
          <table:table-cell office:value-type="float" office:value="27113.1507275855" calcext:value-type="float">
            <text:p>27113.1507275855</text:p>
          </table:table-cell>
          <table:table-cell office:value-type="float" office:value="21261.637849533" calcext:value-type="float">
            <text:p>21261.637849533</text:p>
          </table:table-cell>
          <table:table-cell office:value-type="float" office:value="21955.8457518536" calcext:value-type="float">
            <text:p>21955.8457518536</text:p>
          </table:table-cell>
          <table:table-cell office:value-type="float" office:value="22378.0037847449" calcext:value-type="float">
            <text:p>22378.0037847449</text:p>
          </table:table-cell>
          <table:table-cell office:value-type="float" office:value="14734.2896146608" calcext:value-type="float">
            <text:p>14734.2896146608</text:p>
          </table:table-cell>
          <table:table-cell office:value-type="float" office:value="45628.1844710766" calcext:value-type="float">
            <text:p>45628.1844710766</text:p>
          </table:table-cell>
          <table:table-cell office:value-type="float" office:value="61908.4557527505" calcext:value-type="float">
            <text:p>61908.4557527505</text:p>
          </table:table-cell>
          <table:table-cell office:value-type="float" office:value="99548.8114359777" calcext:value-type="float">
            <text:p>99548.8114359777</text:p>
          </table:table-cell>
          <table:table-cell office:value-type="float" office:value="59325.8669842991" calcext:value-type="float">
            <text:p>59325.8669842991</text:p>
          </table:table-cell>
          <table:table-cell office:value-type="float" office:value="75284.2696994756" calcext:value-type="float">
            <text:p>75284.2696994756</text:p>
          </table:table-cell>
          <table:table-cell office:value-type="float" office:value="2480.48424290918" calcext:value-type="float">
            <text:p>2480.48424290918</text:p>
          </table:table-cell>
          <table:table-cell office:value-type="float" office:value="8247.63174421466" calcext:value-type="float">
            <text:p>8247.63174421466</text:p>
          </table:table-cell>
          <table:table-cell office:value-type="float" office:value="21571.6666666667" calcext:value-type="float">
            <text:p>21571.6666666667</text:p>
          </table:table-cell>
          <table:table-cell office:value-type="float" office:value="44440.8656148434" calcext:value-type="float">
            <text:p>44440.8656148434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number-columns-repeated="2"/>
          <table:table-cell office:value-type="float" office:value="124988.736648347" calcext:value-type="float">
            <text:p>124988.736648347</text:p>
          </table:table-cell>
          <table:table-cell office:value-type="float" office:value="6309.80783900325" calcext:value-type="float">
            <text:p>6309.80783900325</text:p>
          </table:table-cell>
          <table:table-cell office:value-type="float" office:value="6847.13500438345" calcext:value-type="float">
            <text:p>6847.13500438345</text:p>
          </table:table-cell>
          <table:table-cell office:value-type="float" office:value="16307.4924495126" calcext:value-type="float">
            <text:p>16307.4924495126</text:p>
          </table:table-cell>
          <table:table-cell table:style-name="Default" office:value-type="float" office:value="658.569743745333" calcext:value-type="float">
            <text:p>658.569743745333</text:p>
          </table:table-cell>
          <table:table-cell table:style-name="Default" office:value-type="float" office:value="7212" calcext:value-type="float">
            <text:p>7212</text:p>
          </table:table-cell>
          <table:table-cell office:value-type="float" office:value="72845.2119451248" calcext:value-type="float">
            <text:p>72845.2119451248</text:p>
          </table:table-cell>
          <table:table-cell office:value-type="float" office:value="22046.550266332" calcext:value-type="float">
            <text:p>22046.550266332</text:p>
          </table:table-cell>
          <table:table-cell office:value-type="float" office:value="28094.9226010799" calcext:value-type="float">
            <text:p>28094.9226010799</text:p>
          </table:table-cell>
          <table:table-cell office:value-type="float" office:value="22825.2699416658" calcext:value-type="float">
            <text:p>22825.2699416658</text:p>
          </table:table-cell>
          <table:table-cell office:value-type="float" office:value="27352.8001763237" calcext:value-type="float">
            <text:p>27352.8001763237</text:p>
          </table:table-cell>
          <table:table-cell office:value-type="float" office:value="21251.6622974065" calcext:value-type="float">
            <text:p>21251.6622974065</text:p>
          </table:table-cell>
          <table:table-cell office:value-type="float" office:value="21519.2939473098" calcext:value-type="float">
            <text:p>21519.2939473098</text:p>
          </table:table-cell>
          <table:table-cell office:value-type="float" office:value="22491.8772715304" calcext:value-type="float">
            <text:p>22491.8772715304</text:p>
          </table:table-cell>
          <table:table-cell office:value-type="float" office:value="14883.2805511852" calcext:value-type="float">
            <text:p>14883.2805511852</text:p>
          </table:table-cell>
          <table:table-cell office:value-type="float" office:value="45317.8819339703" calcext:value-type="float">
            <text:p>45317.8819339703</text:p>
          </table:table-cell>
          <table:table-cell office:value-type="float" office:value="60314.6891481221" calcext:value-type="float">
            <text:p>60314.6891481221</text:p>
          </table:table-cell>
          <table:table-cell office:value-type="float" office:value="100360.510610644" calcext:value-type="float">
            <text:p>100360.510610644</text:p>
          </table:table-cell>
          <table:table-cell office:value-type="float" office:value="58919.0951770863" calcext:value-type="float">
            <text:p>58919.0951770863</text:p>
          </table:table-cell>
          <table:table-cell office:value-type="float" office:value="75800.8538888016" calcext:value-type="float">
            <text:p>75800.8538888016</text:p>
          </table:table-cell>
          <table:table-cell office:value-type="float" office:value="2529.65573516353" calcext:value-type="float">
            <text:p>2529.65573516353</text:p>
          </table:table-cell>
          <table:table-cell office:value-type="float" office:value="8238.87712670973" calcext:value-type="float">
            <text:p>8238.87712670973</text:p>
          </table:table-cell>
          <table:table-cell office:value-type="float" office:value="21575" calcext:value-type="float">
            <text:p>21575</text:p>
          </table:table-cell>
          <table:table-cell office:value-type="float" office:value="46675.8908543037" calcext:value-type="float">
            <text:p>46675.8908543037</text:p>
          </table:table-cell>
          <table:table-cell table:number-columns-repeated="1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1:.N11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2:.Z12])/15" office:value-type="float" office:value="-0.010162045042326" calcext:value-type="float">
            <text:p>-0.010162045042326</text:p>
          </table:table-cell>
          <table:table-cell table:style-name="ce13" table:formula="of:=[.B12]*(-1)" office:value-type="percentage" office:value="0.010162045042326" calcext:value-type="percentage">
            <text:p>1.02%</text:p>
          </table:table-cell>
          <table:table-cell table:style-name="ce112" table:formula="of:=([.D$4]-[.D7])/[.D$4]" office:value-type="float" office:value="0.0128975316155369" calcext:value-type="float">
            <text:p>0.012897531615537</text:p>
          </table:table-cell>
          <table:table-cell table:style-name="ce112" table:number-columns-repeated="2"/>
          <table:table-cell table:style-name="ce112" table:formula="of:=([.G$4]-[.G7])/[.G$4]" office:value-type="float" office:value="-0.00965095632815364" calcext:value-type="float">
            <text:p>-0.009650956328154</text:p>
          </table:table-cell>
          <table:table-cell table:style-name="ce112" table:number-columns-repeated="2"/>
          <table:table-cell table:style-name="ce112" table:formula="of:=([.J$4]-[.J7])/[.J$4]" office:value-type="float" office:value="-0.0315467939547691" calcext:value-type="float">
            <text:p>-0.031546793954769</text:p>
          </table:table-cell>
          <table:table-cell table:style-name="ce112"/>
          <table:table-cell table:style-name="ce112" table:formula="of:=([.L$4]-[.L7])/[.L$4]" office:value-type="float" office:value="-0.0509068845421928" calcext:value-type="float">
            <text:p>-0.050906884542193</text:p>
          </table:table-cell>
          <table:table-cell table:style-name="ce112" table:formula="of:=([.M$4]-[.M7])/[.M$4]" office:value-type="float" office:value="0.0107343388329195" calcext:value-type="float">
            <text:p>0.01073433883292</text:p>
          </table:table-cell>
          <table:table-cell table:style-name="ce112" table:formula="of:=([.N$4]-[.N7])/[.N$4]" office:value-type="float" office:value="-0.0445661041663417" calcext:value-type="float">
            <text:p>-0.044566104166342</text:p>
          </table:table-cell>
          <table:table-cell table:style-name="ce112" table:number-columns-repeated="2"/>
          <table:table-cell table:style-name="ce112" table:formula="of:=([.Q$4]-[.Q7])/[.Q$4]" office:value-type="float" office:value="-0.0132142643143241" calcext:value-type="float">
            <text:p>-0.013214264314324</text:p>
          </table:table-cell>
          <table:table-cell table:style-name="ce112"/>
          <table:table-cell table:style-name="ce112" table:formula="of:=([.S$4]-[.S7])/[.S$4]" office:value-type="float" office:value="-0.0102977595648464" calcext:value-type="float">
            <text:p>-0.010297759564846</text:p>
          </table:table-cell>
          <table:table-cell table:style-name="ce112" table:formula="of:=([.T$4]-[.T7])/[.T$4]" office:value-type="float" office:value="-0.00514926062545053" calcext:value-type="float">
            <text:p>-0.005149260625451</text:p>
          </table:table-cell>
          <table:table-cell table:style-name="ce112" table:formula="of:=([.U$4]-[.U7])/[.U$4]" office:value-type="float" office:value="-0.03488622077787" calcext:value-type="float">
            <text:p>-0.03488622077787</text:p>
          </table:table-cell>
          <table:table-cell table:style-name="ce112" table:formula="of:=([.V$4]-[.V7])/[.V$4]" office:value-type="float" office:value="0.00882648787166857" calcext:value-type="float">
            <text:p>0.008826487871669</text:p>
          </table:table-cell>
          <table:table-cell table:style-name="ce112" table:formula="of:=([.W$4]-[.W7])/[.W$4]" office:value-type="float" office:value="-0.0145239045571417" calcext:value-type="float">
            <text:p>-0.014523904557142</text:p>
          </table:table-cell>
          <table:table-cell table:style-name="ce112" table:formula="of:=([.X$4]-[.X7])/[.X$4]" office:value-type="float" office:value="0.0256562786449265" calcext:value-type="float">
            <text:p>0.025656278644927</text:p>
          </table:table-cell>
          <table:table-cell table:style-name="ce112"/>
          <table:table-cell table:style-name="ce112" table:formula="of:=([.Z$4]-[.Z7])/[.Z$4]" office:value-type="float" office:value="0.00419683623114883" calcext:value-type="float">
            <text:p>0.004196836231149</text:p>
          </table:table-cell>
          <table:table-cell table:style-name="ce112" table:formula="of:=([.AA$4]-[.AA7])/[.AA$4]" office:value-type="float" office:value="0.00388252161425937" calcext:value-type="float">
            <text:p>0.003882521614259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3:.Z13])/15" office:value-type="float" office:value="0.000323378019308172" calcext:value-type="float">
            <text:p>0.000323378019308</text:p>
          </table:table-cell>
          <table:table-cell table:style-name="ce13" table:formula="of:=[.B13]*(-1)" office:value-type="percentage" office:value="-0.000323378019308172" calcext:value-type="percentage">
            <text:p>-0.03%</text:p>
          </table:table-cell>
          <table:table-cell table:style-name="ce112" table:formula="of:=([.D$4]-[.D8])/[.D$4]" office:value-type="float" office:value="0.00697964003230269" calcext:value-type="float">
            <text:p>0.006979640032303</text:p>
          </table:table-cell>
          <table:table-cell table:style-name="ce112" table:number-columns-repeated="2"/>
          <table:table-cell table:style-name="ce112" table:formula="of:=([.G$4]-[.G8])/[.G$4]" office:value-type="float" office:value="0.0068542466468444" calcext:value-type="float">
            <text:p>0.006854246646844</text:p>
          </table:table-cell>
          <table:table-cell table:style-name="ce112" table:number-columns-repeated="2"/>
          <table:table-cell table:style-name="ce112" table:formula="of:=([.J$4]-[.J8])/[.J$4]" office:value-type="float" office:value="-0.0306877877459404" calcext:value-type="float">
            <text:p>-0.03068778774594</text:p>
          </table:table-cell>
          <table:table-cell table:style-name="ce112"/>
          <table:table-cell table:style-name="ce112" table:formula="of:=([.L$4]-[.L8])/[.L$4]" office:value-type="float" office:value="-0.00185585606031606" calcext:value-type="float">
            <text:p>-0.001855856060316</text:p>
          </table:table-cell>
          <table:table-cell table:style-name="ce112" table:formula="of:=([.M$4]-[.M8])/[.M$4]" office:value-type="float" office:value="0.011170133431743" calcext:value-type="float">
            <text:p>0.011170133431743</text:p>
          </table:table-cell>
          <table:table-cell table:style-name="ce112" table:formula="of:=([.N$4]-[.N8])/[.N$4]" office:value-type="float" office:value="-0.0124580983680458" calcext:value-type="float">
            <text:p>-0.012458098368046</text:p>
          </table:table-cell>
          <table:table-cell table:style-name="ce112" table:number-columns-repeated="2"/>
          <table:table-cell table:style-name="ce112" table:formula="of:=([.Q$4]-[.Q8])/[.Q$4]" office:value-type="float" office:value="-0.00401485022579325" calcext:value-type="float">
            <text:p>-0.004014850225793</text:p>
          </table:table-cell>
          <table:table-cell table:style-name="ce112"/>
          <table:table-cell table:style-name="ce112" table:formula="of:=([.S$4]-[.S8])/[.S$4]" office:value-type="float" office:value="0.0111267153877638" calcext:value-type="float">
            <text:p>0.011126715387764</text:p>
          </table:table-cell>
          <table:table-cell table:style-name="ce112" table:formula="of:=([.T$4]-[.T8])/[.T$4]" office:value-type="float" office:value="0.00363869764501001" calcext:value-type="float">
            <text:p>0.00363869764501</text:p>
          </table:table-cell>
          <table:table-cell table:style-name="ce112" table:formula="of:=([.U$4]-[.U8])/[.U$4]" office:value-type="float" office:value="0.00131417051997645" calcext:value-type="float">
            <text:p>0.001314170519976</text:p>
          </table:table-cell>
          <table:table-cell table:style-name="ce112" table:formula="of:=([.V$4]-[.V8])/[.V$4]" office:value-type="float" office:value="0.00258878163147627" calcext:value-type="float">
            <text:p>0.002588781631476</text:p>
          </table:table-cell>
          <table:table-cell table:style-name="ce112" table:formula="of:=([.W$4]-[.W8])/[.W$4]" office:value-type="float" office:value="-0.0074358334250369" calcext:value-type="float">
            <text:p>-0.007435833425037</text:p>
          </table:table-cell>
          <table:table-cell table:style-name="ce112" table:formula="of:=([.X$4]-[.X8])/[.X$4]" office:value-type="float" office:value="0.0150019232902375" calcext:value-type="float">
            <text:p>0.015001923290238</text:p>
          </table:table-cell>
          <table:table-cell table:style-name="ce112"/>
          <table:table-cell table:style-name="ce112" table:formula="of:=([.Z$4]-[.Z8])/[.Z$4]" office:value-type="float" office:value="0.00262878752940091" calcext:value-type="float">
            <text:p>0.002628787529401</text:p>
          </table:table-cell>
          <table:table-cell table:style-name="ce112" table:formula="of:=([.AA$4]-[.AA8])/[.AA$4]" office:value-type="float" office:value="-0.0163719045574211" calcext:value-type="float">
            <text:p>-0.016371904557421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4:.Z14])/15" office:value-type="float" office:value="-0.00424044014652527" calcext:value-type="float">
            <text:p>-0.004240440146525</text:p>
          </table:table-cell>
          <table:table-cell table:style-name="ce13" table:formula="of:=[.B14]*(-1)" office:value-type="percentage" office:value="0.00424044014652527" calcext:value-type="percentage">
            <text:p>0.42%</text:p>
          </table:table-cell>
          <table:table-cell table:style-name="ce112" table:formula="of:=([.D$4]-[.D9])/[.D$4]" office:value-type="float" office:value="-0.00373796682628894" calcext:value-type="float">
            <text:p>-0.003737966826289</text:p>
          </table:table-cell>
          <table:table-cell table:style-name="ce112" table:number-columns-repeated="2"/>
          <table:table-cell table:style-name="ce112" table:formula="of:=([.G$4]-[.G9])/[.G$4]" office:value-type="float" office:value="-0.00276633178158241" calcext:value-type="float">
            <text:p>-0.002766331781582</text:p>
          </table:table-cell>
          <table:table-cell table:style-name="ce112" table:number-columns-repeated="2"/>
          <table:table-cell table:style-name="ce112" table:formula="of:=([.J$4]-[.J9])/[.J$4]" office:value-type="float" office:value="-0.00625235804378379" calcext:value-type="float">
            <text:p>-0.006252358043784</text:p>
          </table:table-cell>
          <table:table-cell table:style-name="ce112"/>
          <table:table-cell table:style-name="ce112" table:formula="of:=([.L$4]-[.L9])/[.L$4]" office:value-type="float" office:value="-0.0191749267856946" calcext:value-type="float">
            <text:p>-0.019174926785695</text:p>
          </table:table-cell>
          <table:table-cell table:style-name="ce112" table:formula="of:=([.M$4]-[.M9])/[.M$4]" office:value-type="float" office:value="-0.00056470215009903" calcext:value-type="float">
            <text:p>-0.000564702150099</text:p>
          </table:table-cell>
          <table:table-cell table:style-name="ce112" table:formula="of:=([.N$4]-[.N9])/[.N$4]" office:value-type="float" office:value="-0.0153739638824649" calcext:value-type="float">
            <text:p>-0.015373963882465</text:p>
          </table:table-cell>
          <table:table-cell table:style-name="ce112" table:number-columns-repeated="2"/>
          <table:table-cell table:style-name="ce112" table:formula="of:=([.Q$4]-[.Q9])/[.Q$4]" office:value-type="float" office:value="0.00540129045321722" calcext:value-type="float">
            <text:p>0.005401290453217</text:p>
          </table:table-cell>
          <table:table-cell table:style-name="ce112"/>
          <table:table-cell table:style-name="ce112" table:formula="of:=([.S$4]-[.S9])/[.S$4]" office:value-type="float" office:value="-0.0123361352766134" calcext:value-type="float">
            <text:p>-0.012336135276614</text:p>
          </table:table-cell>
          <table:table-cell table:style-name="ce112" table:formula="of:=([.T$4]-[.T9])/[.T$4]" office:value-type="float" office:value="-0.0329001482865093" calcext:value-type="float">
            <text:p>-0.032900148286509</text:p>
          </table:table-cell>
          <table:table-cell table:style-name="ce112" table:formula="of:=([.U$4]-[.U9])/[.U$4]" office:value-type="float" office:value="0.0223112872674883" calcext:value-type="float">
            <text:p>0.022311287267488</text:p>
          </table:table-cell>
          <table:table-cell table:style-name="ce112" table:formula="of:=([.V$4]-[.V9])/[.V$4]" office:value-type="float" office:value="0.000145504759667376" calcext:value-type="float">
            <text:p>0.000145504759667</text:p>
          </table:table-cell>
          <table:table-cell table:style-name="ce112" table:formula="of:=([.W$4]-[.W9])/[.W$4]" office:value-type="float" office:value="-0.0195502805918427" calcext:value-type="float">
            <text:p>-0.019550280591843</text:p>
          </table:table-cell>
          <table:table-cell table:style-name="ce112" table:formula="of:=([.X$4]-[.X9])/[.X$4]" office:value-type="float" office:value="0.0160575380997287" calcext:value-type="float">
            <text:p>0.016057538099729</text:p>
          </table:table-cell>
          <table:table-cell table:style-name="ce112"/>
          <table:table-cell table:style-name="ce112" table:formula="of:=([.Z$4]-[.Z9])/[.Z$4]" office:value-type="float" office:value="0.00513459084689846" calcext:value-type="float">
            <text:p>0.005134590846898</text:p>
          </table:table-cell>
          <table:table-cell table:style-name="ce112" table:formula="of:=([.AA$4]-[.AA9])/[.AA$4]" office:value-type="float" office:value="-0.000323122090612815" calcext:value-type="float">
            <text:p>-0.000323122090613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15:.Z15])/15" office:value-type="float" office:value="-0.00848816426765719" calcext:value-type="float">
            <text:p>-0.008488164267657</text:p>
          </table:table-cell>
          <table:table-cell table:style-name="ce13" table:formula="of:=[.B15]*(-1)" office:value-type="percentage" office:value="0.00848816426765719" calcext:value-type="percentage">
            <text:p>0.85%</text:p>
          </table:table-cell>
          <table:table-cell table:style-name="ce112" table:formula="of:=([.D$4]-[.D10])/[.D$4]" office:value-type="float" office:value="-0.02008422878885" calcext:value-type="float">
            <text:p>-0.02008422878885</text:p>
          </table:table-cell>
          <table:table-cell table:style-name="ce112" table:number-columns-repeated="2"/>
          <table:table-cell table:style-name="ce112" table:formula="of:=([.G$4]-[.G10])/[.G$4]" office:value-type="float" office:value="-0.0138662507704279" calcext:value-type="float">
            <text:p>-0.013866250770428</text:p>
          </table:table-cell>
          <table:table-cell table:style-name="ce112" table:number-columns-repeated="2"/>
          <table:table-cell table:style-name="ce112" table:formula="of:=([.J$4]-[.J10])/[.J$4]" office:value-type="float" office:value="-0.0188647933817937" calcext:value-type="float">
            <text:p>-0.018864793381794</text:p>
          </table:table-cell>
          <table:table-cell table:style-name="ce112"/>
          <table:table-cell table:style-name="ce112" table:formula="of:=([.L$4]-[.L10])/[.L$4]" office:value-type="float" office:value="-0.0291468383998622" calcext:value-type="float">
            <text:p>-0.029146838399862</text:p>
          </table:table-cell>
          <table:table-cell table:style-name="ce112" table:formula="of:=([.M$4]-[.M10])/[.M$4]" office:value-type="float" office:value="-0.00591862788089133" calcext:value-type="float">
            <text:p>-0.005918627880891</text:p>
          </table:table-cell>
          <table:table-cell table:style-name="ce112" table:formula="of:=([.N$4]-[.N10])/[.N$4]" office:value-type="float" office:value="-0.0243487161402311" calcext:value-type="float">
            <text:p>-0.024348716140231</text:p>
          </table:table-cell>
          <table:table-cell table:style-name="ce112" table:number-columns-repeated="2"/>
          <table:table-cell table:style-name="ce112" table:formula="of:=([.Q$4]-[.Q10])/[.Q$4]" office:value-type="float" office:value="0.000340140937921259" calcext:value-type="float">
            <text:p>0.000340140937921</text:p>
          </table:table-cell>
          <table:table-cell table:style-name="ce112"/>
          <table:table-cell table:style-name="ce112" table:formula="of:=([.S$4]-[.S10])/[.S$4]" office:value-type="float" office:value="-0.0054515643732971" calcext:value-type="float">
            <text:p>-0.005451564373297</text:p>
          </table:table-cell>
          <table:table-cell table:style-name="ce112" table:formula="of:=([.T$4]-[.T10])/[.T$4]" office:value-type="float" office:value="-0.00630924495612507" calcext:value-type="float">
            <text:p>-0.006309244956125</text:p>
          </table:table-cell>
          <table:table-cell table:style-name="ce112" table:formula="of:=([.U$4]-[.U10])/[.U$4]" office:value-type="float" office:value="0.0143394279377973" calcext:value-type="float">
            <text:p>0.014339427937797</text:p>
          </table:table-cell>
          <table:table-cell table:style-name="ce112" table:formula="of:=([.V$4]-[.V10])/[.V$4]" office:value-type="float" office:value="0.00700107452464676" calcext:value-type="float">
            <text:p>0.007001074524647</text:p>
          </table:table-cell>
          <table:table-cell table:style-name="ce112" table:formula="of:=([.W$4]-[.W10])/[.W$4]" office:value-type="float" office:value="-0.0265462115782106" calcext:value-type="float">
            <text:p>-0.026546211578211</text:p>
          </table:table-cell>
          <table:table-cell table:style-name="ce112" table:formula="of:=([.X$4]-[.X10])/[.X$4]" office:value-type="float" office:value="-0.00344749172755684" calcext:value-type="float">
            <text:p>-0.003447491727557</text:p>
          </table:table-cell>
          <table:table-cell table:style-name="ce112"/>
          <table:table-cell table:style-name="ce112" table:formula="of:=([.Z$4]-[.Z10])/[.Z$4]" office:value-type="float" office:value="0.00498086058202278" calcext:value-type="float">
            <text:p>0.004980860582023</text:p>
          </table:table-cell>
          <table:table-cell table:style-name="ce112" table:formula="of:=([.AA$4]-[.AA10])/[.AA$4]" office:value-type="float" office:value="-0.0506314901783285" calcext:value-type="float">
            <text:p>-0.050631490178329</text:p>
          </table:table-cell>
          <table:table-cell table:style-name="ce39" table:number-columns-repeated="1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6:.N16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7:.Z17])/9" office:value-type="float" office:value="-0.0416842058780763" calcext:value-type="float">
            <text:p>-0.041684205878076</text:p>
          </table:table-cell>
          <table:table-cell table:style-name="ce13" table:formula="of:=[.B17]*(-1)" office:value-type="percentage" office:value="0.0416842058780763" calcext:value-type="percentage">
            <text:p>4.17%</text:p>
          </table:table-cell>
          <table:table-cell table:style-name="ce112"/>
          <table:table-cell table:style-name="ce112" table:formula="of:=([.E$3]-[.E7])/[.E$3]" office:value-type="float" office:value="-0.0506902348248885" calcext:value-type="float">
            <text:p>-0.050690234824889</text:p>
          </table:table-cell>
          <table:table-cell table:style-name="ce112" table:formula="of:=([.F$3]-[.F7])/[.F$3]" office:value-type="float" office:value="-0.0314438876154466" calcext:value-type="float">
            <text:p>-0.031443887615447</text:p>
          </table:table-cell>
          <table:table-cell table:style-name="ce112"/>
          <table:table-cell table:style-name="ce112" table:formula="of:=([.H$3]-[.H7])/[.H$3]" office:value-type="float" office:value="-0.0602448471499265" calcext:value-type="float">
            <text:p>-0.060244847149927</text:p>
          </table:table-cell>
          <table:table-cell table:style-name="ce112" table:formula="of:=([.I$3]-[.I7])/[.I$3]" office:value-type="float" office:value="-0.0515221357917992" calcext:value-type="float">
            <text:p>-0.051522135791799</text:p>
          </table:table-cell>
          <table:table-cell table:style-name="ce112"/>
          <table:table-cell table:style-name="ce112" table:formula="of:=([.K$3]-[.K7])/[.K$3]" office:value-type="float" office:value="-0.0343980632861531" calcext:value-type="float">
            <text:p>-0.034398063286153</text:p>
          </table:table-cell>
          <table:table-cell table:style-name="ce112" table:number-columns-repeated="3"/>
          <table:table-cell table:style-name="ce112" table:formula="of:=([.O$3]-[.O7])/[.O$3]" office:value-type="float" office:value="-0.0285242290840695" calcext:value-type="float">
            <text:p>-0.02852422908407</text:p>
          </table:table-cell>
          <table:table-cell table:style-name="ce112" table:formula="of:=([.P$3]-[.P7])/[.P$3]" office:value-type="float" office:value="-0.0297532989259587" calcext:value-type="float">
            <text:p>-0.029753298925959</text:p>
          </table:table-cell>
          <table:table-cell table:style-name="ce112"/>
          <table:table-cell table:style-name="ce112" table:formula="of:=([.R$3]-[.R7])/[.R$3]" office:value-type="float" office:value="-0.0237839975356731" calcext:value-type="float">
            <text:p>-0.023783997535673</text:p>
          </table:table-cell>
          <table:table-cell table:style-name="ce112" table:number-columns-repeated="6"/>
          <table:table-cell table:style-name="ce112" table:formula="of:=([.Y$3]-[.Y7])/[.Y$3]" office:value-type="float" office:value="-0.0647971586887717" calcext:value-type="float">
            <text:p>-0.064797158688772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8:.Z18])/9" office:value-type="float" office:value="-0.0344849367297219" calcext:value-type="float">
            <text:p>-0.034484936729722</text:p>
          </table:table-cell>
          <table:table-cell table:style-name="ce13" table:formula="of:=[.B18]*(-1)" office:value-type="percentage" office:value="0.0344849367297219" calcext:value-type="percentage">
            <text:p>3.45%</text:p>
          </table:table-cell>
          <table:table-cell table:style-name="ce112"/>
          <table:table-cell table:style-name="ce112" table:formula="of:=([.E$3]-[.E8])/[.E$3]" office:value-type="float" office:value="-0.0399265087983324" calcext:value-type="float">
            <text:p>-0.039926508798333</text:p>
          </table:table-cell>
          <table:table-cell table:style-name="ce112" table:formula="of:=([.F$3]-[.F8])/[.F$3]" office:value-type="float" office:value="-0.0269682968459479" calcext:value-type="float">
            <text:p>-0.026968296845948</text:p>
          </table:table-cell>
          <table:table-cell table:style-name="ce112"/>
          <table:table-cell table:style-name="ce112" table:formula="of:=([.H$3]-[.H8])/[.H$3]" office:value-type="float" office:value="-0.0242539489053852" calcext:value-type="float">
            <text:p>-0.024253948905385</text:p>
          </table:table-cell>
          <table:table-cell table:style-name="ce112" table:formula="of:=([.I$3]-[.I8])/[.I$3]" office:value-type="float" office:value="-0.0424469413233463" calcext:value-type="float">
            <text:p>-0.042446941323346</text:p>
          </table:table-cell>
          <table:table-cell table:style-name="ce112"/>
          <table:table-cell table:style-name="ce112" table:formula="of:=([.K$3]-[.K8])/[.K$3]" office:value-type="float" office:value="-0.0388275892707675" calcext:value-type="float">
            <text:p>-0.038827589270768</text:p>
          </table:table-cell>
          <table:table-cell table:style-name="ce112" table:number-columns-repeated="3"/>
          <table:table-cell table:style-name="ce112" table:formula="of:=([.O$3]-[.O8])/[.O$3]" office:value-type="float" office:value="-0.0152977550015182" calcext:value-type="float">
            <text:p>-0.015297755001518</text:p>
          </table:table-cell>
          <table:table-cell table:style-name="ce112" table:formula="of:=([.P$3]-[.P8])/[.P$3]" office:value-type="float" office:value="-0.0469665473573729" calcext:value-type="float">
            <text:p>-0.046966547357373</text:p>
          </table:table-cell>
          <table:table-cell table:style-name="ce112"/>
          <table:table-cell table:style-name="ce112" table:formula="of:=([.R$3]-[.R8])/[.R$3]" office:value-type="float" office:value="-0.0186171693386377" calcext:value-type="float">
            <text:p>-0.018617169338638</text:p>
          </table:table-cell>
          <table:table-cell table:style-name="ce112" table:number-columns-repeated="6"/>
          <table:table-cell table:style-name="ce112" table:formula="of:=([.Y$3]-[.Y8])/[.Y$3]" office:value-type="float" office:value="-0.0570596737261891" calcext:value-type="float">
            <text:p>-0.057059673726189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9:.Z19])/9" office:value-type="float" office:value="-0.0311636211100902" calcext:value-type="float">
            <text:p>-0.03116362111009</text:p>
          </table:table-cell>
          <table:table-cell table:style-name="ce13" table:formula="of:=[.B19]*(-1)" office:value-type="percentage" office:value="0.0311636211100902" calcext:value-type="percentage">
            <text:p>3.12%</text:p>
          </table:table-cell>
          <table:table-cell table:style-name="ce112"/>
          <table:table-cell table:style-name="ce112" table:formula="of:=([.E$3]-[.E9])/[.E$3]" office:value-type="float" office:value="-0.0294696479143383" calcext:value-type="float">
            <text:p>-0.029469647914338</text:p>
          </table:table-cell>
          <table:table-cell table:style-name="ce112" table:formula="of:=([.F$3]-[.F9])/[.F$3]" office:value-type="float" office:value="-0.0395679869586516" calcext:value-type="float">
            <text:p>-0.039567986958652</text:p>
          </table:table-cell>
          <table:table-cell table:style-name="ce112"/>
          <table:table-cell table:style-name="ce112" table:formula="of:=([.H$3]-[.H9])/[.H$3]" office:value-type="float" office:value="-0.0316583645104907" calcext:value-type="float">
            <text:p>-0.031658364510491</text:p>
          </table:table-cell>
          <table:table-cell table:style-name="ce112" table:formula="of:=([.I$3]-[.I9])/[.I$3]" office:value-type="float" office:value="-0.0278978200326519" calcext:value-type="float">
            <text:p>-0.027897820032652</text:p>
          </table:table-cell>
          <table:table-cell table:style-name="ce112"/>
          <table:table-cell table:style-name="ce112" table:formula="of:=([.K$3]-[.K9])/[.K$3]" office:value-type="float" office:value="-0.0291357573417941" calcext:value-type="float">
            <text:p>-0.029135757341794</text:p>
          </table:table-cell>
          <table:table-cell table:style-name="ce112" table:number-columns-repeated="3"/>
          <table:table-cell table:style-name="ce112" table:formula="of:=([.O$3]-[.O9])/[.O$3]" office:value-type="float" office:value="-0.0246195938946684" calcext:value-type="float">
            <text:p>-0.024619593894669</text:p>
          </table:table-cell>
          <table:table-cell table:style-name="ce112" table:formula="of:=([.P$3]-[.P9])/[.P$3]" office:value-type="float" office:value="-0.0310672440753723" calcext:value-type="float">
            <text:p>-0.031067244075372</text:p>
          </table:table-cell>
          <table:table-cell table:style-name="ce112"/>
          <table:table-cell table:style-name="ce112" table:formula="of:=([.R$3]-[.R9])/[.R$3]" office:value-type="float" office:value="-0.0244242355928489" calcext:value-type="float">
            <text:p>-0.024424235592849</text:p>
          </table:table-cell>
          <table:table-cell table:style-name="ce112" table:number-columns-repeated="6"/>
          <table:table-cell table:style-name="ce112" table:formula="of:=([.Y$3]-[.Y9])/[.Y$3]" office:value-type="float" office:value="-0.0426319396699958" calcext:value-type="float">
            <text:p>-0.042631939669996</text:p>
          </table:table-cell>
          <table:table-cell table:style-name="ce112" table:number-columns-repeated="2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20:.Z20])/9" office:value-type="float" office:value="-0.0324150629188995" calcext:value-type="float">
            <text:p>-0.0324150629189</text:p>
          </table:table-cell>
          <table:table-cell table:style-name="ce13" table:formula="of:=[.B20]*(-1)" office:value-type="percentage" office:value="0.0324150629188995" calcext:value-type="percentage">
            <text:p>3.24%</text:p>
          </table:table-cell>
          <table:table-cell table:style-name="ce112"/>
          <table:table-cell table:style-name="ce112" table:formula="of:=([.E$3]-[.E10])/[.E$3]" office:value-type="float" office:value="-0.0325562782333093" calcext:value-type="float">
            <text:p>-0.032556278233309</text:p>
          </table:table-cell>
          <table:table-cell table:style-name="ce112" table:formula="of:=([.F$3]-[.F10])/[.F$3]" office:value-type="float" office:value="-0.0481997137692094" calcext:value-type="float">
            <text:p>-0.04819971376921</text:p>
          </table:table-cell>
          <table:table-cell table:style-name="ce112"/>
          <table:table-cell table:style-name="ce112" table:formula="of:=([.H$3]-[.H10])/[.H$3]" office:value-type="float" office:value="-0.0253152211646939" calcext:value-type="float">
            <text:p>-0.025315221164694</text:p>
          </table:table-cell>
          <table:table-cell table:style-name="ce112" table:formula="of:=([.I$3]-[.I10])/[.I$3]" office:value-type="float" office:value="-0.0388936905790838" calcext:value-type="float">
            <text:p>-0.038893690579084</text:p>
          </table:table-cell>
          <table:table-cell table:style-name="ce112"/>
          <table:table-cell table:style-name="ce112" table:formula="of:=([.K$3]-[.K10])/[.K$3]" office:value-type="float" office:value="-0.0357571640988836" calcext:value-type="float">
            <text:p>-0.035757164098884</text:p>
          </table:table-cell>
          <table:table-cell table:style-name="ce112" table:number-columns-repeated="3"/>
          <table:table-cell table:style-name="ce112" table:formula="of:=([.O$3]-[.O10])/[.O$3]" office:value-type="float" office:value="-0.0241388620601285" calcext:value-type="float">
            <text:p>-0.024138862060129</text:p>
          </table:table-cell>
          <table:table-cell table:style-name="ce112" table:formula="of:=([.P$3]-[.P10])/[.P$3]" office:value-type="float" office:value="-0.0105663592042393" calcext:value-type="float">
            <text:p>-0.010566359204239</text:p>
          </table:table-cell>
          <table:table-cell table:style-name="ce112"/>
          <table:table-cell table:style-name="ce112" table:formula="of:=([.R$3]-[.R10])/[.R$3]" office:value-type="float" office:value="-0.0347830605006614" calcext:value-type="float">
            <text:p>-0.034783060500661</text:p>
          </table:table-cell>
          <table:table-cell table:style-name="ce112" table:number-columns-repeated="6"/>
          <table:table-cell table:style-name="ce112" table:formula="of:=([.Y$3]-[.Y10])/[.Y$3]" office:value-type="float" office:value="-0.0415252166598862" calcext:value-type="float">
            <text:p>-0.041525216659886</text:p>
          </table:table-cell>
          <table:table-cell table:style-name="ce112" table:number-columns-repeated="2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6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itics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0416842058780763" calcext:value-type="percentage">
            <text:p>4.17%</text:p>
          </table:table-cell>
          <table:table-cell table:style-name="ce10" table:formula="of:=[.C12]" office:value-type="percentage" office:value="0.010162045042326" calcext:value-type="percentage">
            <text:p>1.02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344849367297219" calcext:value-type="percentage">
            <text:p>3.45%</text:p>
          </table:table-cell>
          <table:table-cell table:style-name="ce10" table:formula="of:=[.C13]" office:value-type="percentage" office:value="-0.000323378019308172" calcext:value-type="percentage">
            <text:p>-0.03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311636211100902" calcext:value-type="percentage">
            <text:p>3.12%</text:p>
          </table:table-cell>
          <table:table-cell table:style-name="ce10" table:formula="of:=[.C14]" office:value-type="percentage" office:value="0.00424044014652527" calcext:value-type="percentage">
            <text:p>0.42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0324150629188995" calcext:value-type="percentage">
            <text:p>3.24%</text:p>
          </table:table-cell>
          <table:table-cell table:style-name="ce10" table:formula="of:=[.C15]" office:value-type="percentage" office:value="0.00848816426765719" calcext:value-type="percentage">
            <text:p>0.85%</text:p>
          </table:table-cell>
          <table:table-cell table:style-name="ce7" table:number-columns-repeated="33"/>
          <table:table-cell table:number-columns-repeated="6"/>
        </table:table-row>
        <table:table-row table:style-name="ro5" table:number-rows-repeated="9">
          <table:table-cell table:style-name="ce7" table:number-columns-repeated="37"/>
          <table:table-cell table:number-columns-repeated="6"/>
        </table:table-row>
        <table:table-row table:style-name="ro5" table:number-rows-repeated="1048540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56:11.905410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1:10:53.489072691</dc:date>
    <meta:editing-duration>P3DT2H48M59S</meta:editing-duration>
    <meta:editing-cycles>120</meta:editing-cycles>
    <meta:generator>LibreOffice/6.4.2.2$MacOSX_X86_64 LibreOffice_project/4e471d8c02c9c90f512f7f9ead8875b57fcb1ec3</meta:generator>
    <meta:document-statistic meta:table-count="2" meta:cell-count="301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108cm" svg:y="0.147cm" svg:width="10.925cm" svg:height="13.01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29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3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0416842058780763">
                <text:p>0.0416842058780763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344849367297219">
                <text:p>0.0344849367297219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311636211100902">
                <text:p>0.0311636211100902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324150629188995">
                <text:p>0.0324150629188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de8cb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1.848cm" svg:y="0.147cm" svg:width="11.185cm" svg:height="13.16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1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388cm" svg:y="6.727cm" chart:style-name="ch6">
              <text:p>E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/>
            <chart:data-point chart:style-name="ch9"/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10162045042326">
                <text:p>0.010162045042326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-0.000323378019308172">
                <text:p>-0.000323378019308172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424044014652527">
                <text:p>0.00424044014652527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848816426765719">
                <text:p>0.008488164267657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